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2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2.25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Buy2gether</text:p>
          </draw:text-box>
        </draw:frame>
        <draw:frame presentation:style-name="pr2" draw:text-style-name="P1" draw:layer="layout" svg:width="26cm" svg:height="5.5cm" svg:x="1.4cm" svg:y="14.7cm" presentation:class="subtitle" presentation:user-transformed="true">
          <draw:text-box>
            <text:p>Von Quim, Alexander und Friedr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s Zie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Autofahrten zum Einkaufen werden gespar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e Ide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e Umsetz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oble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ie wird das ganze programmiert?</text:p>
              </text:list-item>
              <text:list-item>
                <text:p>Komplikationen beim pullen bzw. pushen</text:p>
              </text:list-item>
              <text:list-item>
                <text:p>Wie wird die Kommunikation bewerkstelligt?</text:p>
              </text:list-item>
              <text:list-item>
                <text:p>Wie sieht das Layout aus?</text:p>
              </text:list-item>
              <text:list-item>
                <text:p>Kommunikation mit dem Web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Zukunft des Projekt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Motivationssystem</text:p>
              </text:list-item>
              <text:list-item>
                <text:p>Datenbank</text:p>
              </text:list-item>
              <text:list-item>
                <text:p>Lo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-backgroundobjects">
      <style:graphic-properties draw:stroke="none" draw:fill="none" draw:auto-grow-height="false" fo:min-height="1.449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-backgroundobjects">
      <style:graphic-properties draw:stroke="none" draw:fill="none" draw:auto-grow-height="false" fo:min-height="1.449cm"/>
    </style:style>
    <style:style style:name="Mpr1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21" style:family="paragraph">
      <style:text-properties fo:color="#000000" fo:font-size="14pt"/>
    </style:style>
    <style:style style:name="MP22" style:family="paragraph">
      <loext:graphic-properties draw:fill="none" draw:fill-color="#ffffff"/>
      <style:text-properties fo:color="#000000" fo:font-size="14pt"/>
    </style:style>
    <style:style style:name="MP23" style:family="paragraph">
      <style:paragraph-properties fo:text-align="end"/>
      <style:text-properties fo:color="#000000" fo:font-size="14pt"/>
    </style:style>
    <style:style style:name="MP24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3">
      <draw:custom-shape draw:style-name="Mgr3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5" draw:layer="backgroundobjects" svg:width="26cm" svg:height="14cm" svg:x="1cm" svg:y="5.5cm">
        <draw:text-box>
          <text:p/>
        </draw:text-box>
      </draw:frame>
      <draw:frame presentation:style-name="Mpr13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3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custom-shape draw:style-name="Mgr6" draw:text-style-name="MP1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5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6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4">
      <draw:custom-shape draw:style-name="Mgr7" draw:text-style-name="MP16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7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frame presentation:style-name="Mpr18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9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20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20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6T12:47:33.700149677</dc:date>
    <meta:editing-duration>PT53M47S</meta:editing-duration>
    <meta:editing-cycles>9</meta:editing-cycles>
    <meta:generator>LibreOffice/5.1.6.2$Linux_X86_64 LibreOffice_project/10m0$Build-2</meta:generator>
    <meta:document-statistic meta:object-count="87"/>
  </office:meta>
</office:document-meta>
</file>